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Base</text:p>
          </table:table-cell>
          <table:table-cell office:value-type="float" office:value="261.626" calcext:value-type="float">
            <text:p>261.626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table:number-columns-repeated="2"/>
          <table:table-cell>
            <draw:frame table:end-cell-address="Sheet1.P34" table:end-x="1.281cm" table:end-y="0.092cm" draw:z-index="0" draw:name="Chart 1" draw:style-name="gr1" draw:text-style-name="P1" svg:width="23.713cm" svg:height="15.75cm" svg:x="0.675cm" svg:y="0.481cm">
              <draw:object draw:notify-on-update-of-ranges="Sheet1.D6:Sheet1.D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Divisor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Error</text:p>
          </table:table-cell>
          <table:table-cell table:number-columns-repeated="1020"/>
        </table:table-row>
        <table:table-row table:style-name="ro3">
          <table:table-cell table:style-name="ce3" table:formula="of:=[.B1]/(POWER(2;[.B2]))" office:value-type="float" office:value="65.4065" calcext:value-type="float">
            <text:p>65.41</text:p>
          </table:table-cell>
          <table:table-cell table:formula="of:=INT([.$B$3]/[.A6]+0.5)" office:value-type="float" office:value="76445" calcext:value-type="float">
            <text:p>76445</text:p>
          </table:table-cell>
          <table:table-cell table:style-name="ce5" table:formula="of:=[.$B$3]/[.B6]" office:value-type="float" office:value="65.4065014062398" calcext:value-type="float">
            <text:p>65.41</text:p>
          </table:table-cell>
          <table:table-cell table:style-name="ce7" table:formula="of:=ABS([.C6]-[.A6])/[.A6]*100" office:value-type="percentage" office:value="0.00000215000006039638" calcext:value-type="percentage">
            <text:p>0.00%</text:p>
          </table:table-cell>
          <table:table-cell table:number-columns-repeated="1020"/>
        </table:table-row>
        <table:table-row table:style-name="ro3">
          <table:table-cell table:style-name="ce3" table:formula="of:=[.A6]*POWER(2;1/12)" office:value-type="float" office:value="69.2957728812113" calcext:value-type="float">
            <text:p>69.30</text:p>
          </table:table-cell>
          <table:table-cell table:formula="of:=INT([.$B$3]/[.A7]+0.5)" office:value-type="float" office:value="72154" calcext:value-type="float">
            <text:p>72154</text:p>
          </table:table-cell>
          <table:table-cell table:style-name="ce5" table:formula="of:=[.$B$3]/[.B7]" office:value-type="float" office:value="69.2962275133742" calcext:value-type="float">
            <text:p>69.30</text:p>
          </table:table-cell>
          <table:table-cell table:style-name="ce7" table:formula="of:=ABS([.C7]-[.A7])/[.A7]*100" office:value-type="percentage" office:value="0.00065607488599208" calcext:value-type="percentage">
            <text:p>0.07%</text:p>
          </table:table-cell>
          <table:table-cell table:number-columns-repeated="1020"/>
        </table:table-row>
        <table:table-row table:style-name="ro3">
          <table:table-cell table:style-name="ce3" table:formula="of:=[.A7]*POWER(2;1/12)" office:value-type="float" office:value="73.416313962747" calcext:value-type="float">
            <text:p>73.42</text:p>
          </table:table-cell>
          <table:table-cell table:formula="of:=INT([.$B$3]/[.A8]+0.5)" office:value-type="float" office:value="68105" calcext:value-type="float">
            <text:p>68105</text:p>
          </table:table-cell>
          <table:table-cell table:style-name="ce5" table:formula="of:=[.$B$3]/[.B8]" office:value-type="float" office:value="73.4160487482564" calcext:value-type="float">
            <text:p>73.42</text:p>
          </table:table-cell>
          <table:table-cell table:style-name="ce7" table:formula="of:=ABS([.C8]-[.A8])/[.A8]*100" office:value-type="percentage" office:value="0.000361247352698455" calcext:value-type="percentage">
            <text:p>0.04%</text:p>
          </table:table-cell>
          <table:table-cell table:number-columns-repeated="1020"/>
        </table:table-row>
        <table:table-row table:style-name="ro3">
          <table:table-cell table:style-name="ce3" table:formula="of:=[.A8]*POWER(2;1/12)" office:value-type="float" office:value="77.7818751674255" calcext:value-type="float">
            <text:p>77.78</text:p>
          </table:table-cell>
          <table:table-cell table:formula="of:=INT([.$B$3]/[.A9]+0.5)" office:value-type="float" office:value="64282" calcext:value-type="float">
            <text:p>64282</text:p>
          </table:table-cell>
          <table:table-cell table:style-name="ce5" table:formula="of:=[.$B$3]/[.B9]" office:value-type="float" office:value="77.7822718645966" calcext:value-type="float">
            <text:p>77.78</text:p>
          </table:table-cell>
          <table:table-cell table:style-name="ce7" table:formula="of:=ABS([.C9]-[.A9])/[.A9]*100" office:value-type="percentage" office:value="0.000510012352218004" calcext:value-type="percentage">
            <text:p>0.05%</text:p>
          </table:table-cell>
          <table:table-cell table:number-columns-repeated="1020"/>
        </table:table-row>
        <table:table-row table:style-name="ro3">
          <table:table-cell table:style-name="ce3" table:formula="of:=[.A9]*POWER(2;1/12)" office:value-type="float" office:value="82.407026149949" calcext:value-type="float">
            <text:p>82.41</text:p>
          </table:table-cell>
          <table:table-cell table:formula="of:=INT([.$B$3]/[.A10]+0.5)" office:value-type="float" office:value="60674" calcext:value-type="float">
            <text:p>60674</text:p>
          </table:table-cell>
          <table:table-cell table:style-name="ce5" table:formula="of:=[.$B$3]/[.B10]" office:value-type="float" office:value="82.4076210567953" calcext:value-type="float">
            <text:p>82.41</text:p>
          </table:table-cell>
          <table:table-cell table:style-name="ce7" table:formula="of:=ABS([.C10]-[.A10])/[.A10]*100" office:value-type="percentage" office:value="0.000721912771394004" calcext:value-type="percentage">
            <text:p>0.07%</text:p>
          </table:table-cell>
          <table:table-cell table:number-columns-repeated="1020"/>
        </table:table-row>
        <table:table-row table:style-name="ro3">
          <table:table-cell table:style-name="ce3" table:formula="of:=[.A10]*POWER(2;1/12)" office:value-type="float" office:value="87.3072029217724" calcext:value-type="float">
            <text:p>87.31</text:p>
          </table:table-cell>
          <table:table-cell table:formula="of:=INT([.$B$3]/[.A11]+0.5)" office:value-type="float" office:value="57269" calcext:value-type="float">
            <text:p>57269</text:p>
          </table:table-cell>
          <table:table-cell table:style-name="ce5" table:formula="of:=[.$B$3]/[.B11]" office:value-type="float" office:value="87.3072692032339" calcext:value-type="float">
            <text:p>87.31</text:p>
          </table:table-cell>
          <table:table-cell table:style-name="ce7" table:formula="of:=ABS([.C11]-[.A11])/[.A11]*100" office:value-type="percentage" office:value="0.0000759175179909976" calcext:value-type="percentage">
            <text:p>0.01%</text:p>
          </table:table-cell>
          <table:table-cell table:number-columns-repeated="1020"/>
        </table:table-row>
        <table:table-row table:style-name="ro3">
          <table:table-cell table:style-name="ce3" table:formula="of:=[.A11]*POWER(2;1/12)" office:value-type="float" office:value="92.4987593673559" calcext:value-type="float">
            <text:p>92.50</text:p>
          </table:table-cell>
          <table:table-cell table:formula="of:=INT([.$B$3]/[.A12]+0.5)" office:value-type="float" office:value="54055" calcext:value-type="float">
            <text:p>54055</text:p>
          </table:table-cell>
          <table:table-cell table:style-name="ce5" table:formula="of:=[.$B$3]/[.B12]" office:value-type="float" office:value="92.4983812783276" calcext:value-type="float">
            <text:p>92.50</text:p>
          </table:table-cell>
          <table:table-cell table:style-name="ce7" table:formula="of:=ABS([.C12]-[.A12])/[.A12]*100" office:value-type="percentage" office:value="0.000408750377645472" calcext:value-type="percentage">
            <text:p>0.04%</text:p>
          </table:table-cell>
          <table:table-cell table:number-columns-repeated="1020"/>
        </table:table-row>
        <table:table-row table:style-name="ro3">
          <table:table-cell table:style-name="ce3" table:formula="of:=[.A12]*POWER(2;1/12)" office:value-type="float" office:value="97.9990218237347" calcext:value-type="float">
            <text:p>98.00</text:p>
          </table:table-cell>
          <table:table-cell table:formula="of:=INT([.$B$3]/[.A13]+0.5)" office:value-type="float" office:value="51021" calcext:value-type="float">
            <text:p>51021</text:p>
          </table:table-cell>
          <table:table-cell table:style-name="ce5" table:formula="of:=[.$B$3]/[.B13]" office:value-type="float" office:value="97.9988632131867" calcext:value-type="float">
            <text:p>98.00</text:p>
          </table:table-cell>
          <table:table-cell table:style-name="ce7" table:formula="of:=ABS([.C13]-[.A13])/[.A13]*100" office:value-type="percentage" office:value="0.000161849113408058" calcext:value-type="percentage">
            <text:p>0.02%</text:p>
          </table:table-cell>
          <table:table-cell table:number-columns-repeated="1020"/>
        </table:table-row>
        <table:table-row table:style-name="ro3">
          <table:table-cell table:style-name="ce3" table:formula="of:=[.A13]*POWER(2;1/12)" office:value-type="float" office:value="103.826346905558" calcext:value-type="float">
            <text:p>103.83</text:p>
          </table:table-cell>
          <table:table-cell table:formula="of:=INT([.$B$3]/[.A14]+0.5)" office:value-type="float" office:value="48157" calcext:value-type="float">
            <text:p>48157</text:p>
          </table:table-cell>
          <table:table-cell table:style-name="ce5" table:formula="of:=[.$B$3]/[.B14]" office:value-type="float" office:value="103.827065639471" calcext:value-type="float">
            <text:p>103.83</text:p>
          </table:table-cell>
          <table:table-cell table:style-name="ce7" table:formula="of:=ABS([.C14]-[.A14])/[.A14]*100" office:value-type="percentage" office:value="0.000692246172821032" calcext:value-type="percentage">
            <text:p>0.07%</text:p>
          </table:table-cell>
          <table:table-cell table:number-columns-repeated="1020"/>
        </table:table-row>
        <table:table-row table:style-name="ro3">
          <table:table-cell table:style-name="ce3" table:formula="of:=[.A14]*POWER(2;1/12)" office:value-type="float" office:value="110.000182768584" calcext:value-type="float">
            <text:p>110.00</text:p>
          </table:table-cell>
          <table:table-cell table:formula="of:=INT([.$B$3]/[.A15]+0.5)" office:value-type="float" office:value="45454" calcext:value-type="float">
            <text:p>45454</text:p>
          </table:table-cell>
          <table:table-cell table:style-name="ce5" table:formula="of:=[.$B$3]/[.B15]" office:value-type="float" office:value="110.00132001584" calcext:value-type="float">
            <text:p>110.00</text:p>
          </table:table-cell>
          <table:table-cell table:style-name="ce7" table:formula="of:=ABS([.C15]-[.A15])/[.A15]*100" office:value-type="percentage" office:value="0.00103385942402429" calcext:value-type="percentage">
            <text:p>0.10%</text:p>
          </table:table-cell>
          <table:table-cell table:number-columns-repeated="1020"/>
        </table:table-row>
        <table:table-row table:style-name="ro3">
          <table:table-cell table:style-name="ce3" table:formula="of:=[.A15]*POWER(2;1/12)" office:value-type="float" office:value="116.541134016092" calcext:value-type="float">
            <text:p>116.54</text:p>
          </table:table-cell>
          <table:table-cell table:formula="of:=INT([.$B$3]/[.A16]+0.5)" office:value-type="float" office:value="42903" calcext:value-type="float">
            <text:p>42903</text:p>
          </table:table-cell>
          <table:table-cell table:style-name="ce5" table:formula="of:=[.$B$3]/[.B16]" office:value-type="float" office:value="116.541966762231" calcext:value-type="float">
            <text:p>116.54</text:p>
          </table:table-cell>
          <table:table-cell table:style-name="ce7" table:formula="of:=ABS([.C16]-[.A16])/[.A16]*100" office:value-type="percentage" office:value="0.000714551257691938" calcext:value-type="percentage">
            <text:p>0.07%</text:p>
          </table:table-cell>
          <table:table-cell table:number-columns-repeated="1020"/>
        </table:table-row>
        <table:table-row table:style-name="ro3">
          <table:table-cell table:style-name="ce3" table:formula="of:=[.A16]*POWER(2;1/12)" office:value-type="float" office:value="123.47103046483" calcext:value-type="float">
            <text:p>123.47</text:p>
          </table:table-cell>
          <table:table-cell table:formula="of:=INT([.$B$3]/[.A17]+0.5)" office:value-type="float" office:value="40495" calcext:value-type="float">
            <text:p>40495</text:p>
          </table:table-cell>
          <table:table-cell table:style-name="ce5" table:formula="of:=[.$B$3]/[.B17]" office:value-type="float" office:value="123.472033584393" calcext:value-type="float">
            <text:p>123.47</text:p>
          </table:table-cell>
          <table:table-cell table:style-name="ce7" table:formula="of:=ABS([.C17]-[.A17])/[.A17]*100" office:value-type="percentage" office:value="0.000812433134261755" calcext:value-type="percentage">
            <text:p>0.08%</text:p>
          </table:table-cell>
          <table:table-cell table:number-columns-repeated="1020"/>
        </table:table-row>
        <table:table-row table:style-name="ro3">
          <table:table-cell table:style-name="ce3" table:formula="of:=[.A17]*POWER(2;1/12)" office:value-type="float" office:value="130.813" calcext:value-type="float">
            <text:p>130.81</text:p>
          </table:table-cell>
          <table:table-cell table:formula="of:=INT([.$B$3]/[.A18]+0.5)" office:value-type="float" office:value="38223" calcext:value-type="float">
            <text:p>38223</text:p>
          </table:table-cell>
          <table:table-cell table:style-name="ce5" table:formula="of:=[.$B$3]/[.B18]" office:value-type="float" office:value="130.811291630694" calcext:value-type="float">
            <text:p>130.81</text:p>
          </table:table-cell>
          <table:table-cell table:style-name="ce7" table:formula="of:=ABS([.C18]-[.A18])/[.A18]*100" office:value-type="percentage" office:value="0.00130596294440962" calcext:value-type="percentage">
            <text:p>0.13%</text:p>
          </table:table-cell>
          <table:table-cell table:number-columns-repeated="1020"/>
        </table:table-row>
        <table:table-row table:style-name="ro3">
          <table:table-cell table:style-name="ce3" table:formula="of:=[.A18]*POWER(2;1/12)" office:value-type="float" office:value="138.591545762423" calcext:value-type="float">
            <text:p>138.59</text:p>
          </table:table-cell>
          <table:table-cell table:formula="of:=INT([.$B$3]/[.A19]+0.5)" office:value-type="float" office:value="36077" calcext:value-type="float">
            <text:p>36077</text:p>
          </table:table-cell>
          <table:table-cell table:style-name="ce5" table:formula="of:=[.$B$3]/[.B19]" office:value-type="float" office:value="138.592455026748" calcext:value-type="float">
            <text:p>138.59</text:p>
          </table:table-cell>
          <table:table-cell table:style-name="ce7" table:formula="of:=ABS([.C19]-[.A19])/[.A19]*100" office:value-type="percentage" office:value="0.000656074885951064" calcext:value-type="percentage">
            <text:p>0.07%</text:p>
          </table:table-cell>
          <table:table-cell table:number-columns-repeated="1020"/>
        </table:table-row>
        <table:table-row table:style-name="ro3">
          <table:table-cell table:style-name="ce3" table:formula="of:=[.A19]*POWER(2;1/12)" office:value-type="float" office:value="146.832627925494" calcext:value-type="float">
            <text:p>146.83</text:p>
          </table:table-cell>
          <table:table-cell table:formula="of:=INT([.$B$3]/[.A20]+0.5)" office:value-type="float" office:value="34052" calcext:value-type="float">
            <text:p>34052</text:p>
          </table:table-cell>
          <table:table-cell table:style-name="ce5" table:formula="of:=[.$B$3]/[.B20]" office:value-type="float" office:value="146.834253494655" calcext:value-type="float">
            <text:p>146.83</text:p>
          </table:table-cell>
          <table:table-cell table:style-name="ce7" table:formula="of:=ABS([.C20]-[.A20])/[.A20]*100" office:value-type="percentage" office:value="0.00110708987785326" calcext:value-type="percentage">
            <text:p>0.11%</text:p>
          </table:table-cell>
          <table:table-cell table:number-columns-repeated="1020"/>
        </table:table-row>
        <table:table-row table:style-name="ro3">
          <table:table-cell table:style-name="ce3" table:formula="of:=[.A20]*POWER(2;1/12)" office:value-type="float" office:value="155.563750334851" calcext:value-type="float">
            <text:p>155.56</text:p>
          </table:table-cell>
          <table:table-cell table:formula="of:=INT([.$B$3]/[.A21]+0.5)" office:value-type="float" office:value="32141" calcext:value-type="float">
            <text:p>32141</text:p>
          </table:table-cell>
          <table:table-cell table:style-name="ce5" table:formula="of:=[.$B$3]/[.B21]" office:value-type="float" office:value="155.564543729193" calcext:value-type="float">
            <text:p>155.56</text:p>
          </table:table-cell>
          <table:table-cell table:style-name="ce7" table:formula="of:=ABS([.C21]-[.A21])/[.A21]*100" office:value-type="percentage" office:value="0.000510012352181464" calcext:value-type="percentage">
            <text:p>0.05%</text:p>
          </table:table-cell>
          <table:table-cell table:number-columns-repeated="1020"/>
        </table:table-row>
        <table:table-row table:style-name="ro3">
          <table:table-cell table:style-name="ce3" table:formula="of:=[.A21]*POWER(2;1/12)" office:value-type="float" office:value="164.814052299898" calcext:value-type="float">
            <text:p>164.81</text:p>
          </table:table-cell>
          <table:table-cell table:formula="of:=INT([.$B$3]/[.A22]+0.5)" office:value-type="float" office:value="30337" calcext:value-type="float">
            <text:p>30337</text:p>
          </table:table-cell>
          <table:table-cell table:style-name="ce5" table:formula="of:=[.$B$3]/[.B22]" office:value-type="float" office:value="164.815242113591" calcext:value-type="float">
            <text:p>164.82</text:p>
          </table:table-cell>
          <table:table-cell table:style-name="ce7" table:formula="of:=ABS([.C22]-[.A22])/[.A22]*100" office:value-type="percentage" office:value="0.000721912771359514" calcext:value-type="percentage">
            <text:p>0.07%</text:p>
          </table:table-cell>
          <table:table-cell table:number-columns-repeated="1020"/>
        </table:table-row>
        <table:table-row table:style-name="ro3">
          <table:table-cell table:style-name="ce3" table:formula="of:=[.A22]*POWER(2;1/12)" office:value-type="float" office:value="174.614405843545" calcext:value-type="float">
            <text:p>174.61</text:p>
          </table:table-cell>
          <table:table-cell table:formula="of:=INT([.$B$3]/[.A23]+0.5)" office:value-type="float" office:value="28635" calcext:value-type="float">
            <text:p>28635</text:p>
          </table:table-cell>
          <table:table-cell table:style-name="ce5" table:formula="of:=[.$B$3]/[.B23]" office:value-type="float" office:value="174.611489436005" calcext:value-type="float">
            <text:p>174.61</text:p>
          </table:table-cell>
          <table:table-cell table:style-name="ce7" table:formula="of:=ABS([.C23]-[.A23])/[.A23]*100" office:value-type="percentage" office:value="0.00167019870200563" calcext:value-type="percentage">
            <text:p>0.17%</text:p>
          </table:table-cell>
          <table:table-cell table:number-columns-repeated="1020"/>
        </table:table-row>
        <table:table-row table:style-name="ro3">
          <table:table-cell table:style-name="ce3" table:formula="of:=[.A23]*POWER(2;1/12)" office:value-type="float" office:value="184.997518734712" calcext:value-type="float">
            <text:p>185.00</text:p>
          </table:table-cell>
          <table:table-cell table:formula="of:=INT([.$B$3]/[.A24]+0.5)" office:value-type="float" office:value="27027" calcext:value-type="float">
            <text:p>27027</text:p>
          </table:table-cell>
          <table:table-cell table:style-name="ce5" table:formula="of:=[.$B$3]/[.B24]" office:value-type="float" office:value="185.000185000185" calcext:value-type="float">
            <text:p>185.00</text:p>
          </table:table-cell>
          <table:table-cell table:style-name="ce7" table:formula="of:=ABS([.C24]-[.A24])/[.A24]*100" office:value-type="percentage" office:value="0.00144124391042925" calcext:value-type="percentage">
            <text:p>0.14%</text:p>
          </table:table-cell>
          <table:table-cell table:number-columns-repeated="1020"/>
        </table:table-row>
        <table:table-row table:style-name="ro3">
          <table:table-cell table:style-name="ce3" table:formula="of:=[.A24]*POWER(2;1/12)" office:value-type="float" office:value="195.998043647469" calcext:value-type="float">
            <text:p>196.00</text:p>
          </table:table-cell>
          <table:table-cell table:formula="of:=INT([.$B$3]/[.A25]+0.5)" office:value-type="float" office:value="25510" calcext:value-type="float">
            <text:p>25510</text:p>
          </table:table-cell>
          <table:table-cell table:style-name="ce5" table:formula="of:=[.$B$3]/[.B25]" office:value-type="float" office:value="196.001568012544" calcext:value-type="float">
            <text:p>196.00</text:p>
          </table:table-cell>
          <table:table-cell table:style-name="ce7" table:formula="of:=ABS([.C25]-[.A25])/[.A25]*100" office:value-type="percentage" office:value="0.00179816339441559" calcext:value-type="percentage">
            <text:p>0.18%</text:p>
          </table:table-cell>
          <table:table-cell table:number-columns-repeated="1020"/>
        </table:table-row>
        <table:table-row table:style-name="ro3">
          <table:table-cell table:style-name="ce3" table:formula="of:=[.A25]*POWER(2;1/12)" office:value-type="float" office:value="207.652693811116" calcext:value-type="float">
            <text:p>207.65</text:p>
          </table:table-cell>
          <table:table-cell table:formula="of:=INT([.$B$3]/[.A26]+0.5)" office:value-type="float" office:value="24079" calcext:value-type="float">
            <text:p>24079</text:p>
          </table:table-cell>
          <table:table-cell table:style-name="ce5" table:formula="of:=[.$B$3]/[.B26]" office:value-type="float" office:value="207.649819344657" calcext:value-type="float">
            <text:p>207.65</text:p>
          </table:table-cell>
          <table:table-cell table:style-name="ce7" table:formula="of:=ABS([.C26]-[.A26])/[.A26]*100" office:value-type="percentage" office:value="0.00138426639514839" calcext:value-type="percentage">
            <text:p>0.14%</text:p>
          </table:table-cell>
          <table:table-cell table:number-columns-repeated="1020"/>
        </table:table-row>
        <table:table-row table:style-name="ro3">
          <table:table-cell table:style-name="ce3" table:formula="of:=[.A26]*POWER(2;1/12)" office:value-type="float" office:value="220.000365537168" calcext:value-type="float">
            <text:p>220.00</text:p>
          </table:table-cell>
          <table:table-cell table:formula="of:=INT([.$B$3]/[.A27]+0.5)" office:value-type="float" office:value="22727" calcext:value-type="float">
            <text:p>22727</text:p>
          </table:table-cell>
          <table:table-cell table:style-name="ce5" table:formula="of:=[.$B$3]/[.B27]" office:value-type="float" office:value="220.00264003168" calcext:value-type="float">
            <text:p>220.00</text:p>
          </table:table-cell>
          <table:table-cell table:style-name="ce7" table:formula="of:=ABS([.C27]-[.A27])/[.A27]*100" office:value-type="percentage" office:value="0.00103385942398554" calcext:value-type="percentage">
            <text:p>0.10%</text:p>
          </table:table-cell>
          <table:table-cell table:number-columns-repeated="1020"/>
        </table:table-row>
        <table:table-row table:style-name="ro3">
          <table:table-cell table:style-name="ce3" table:formula="of:=[.A27]*POWER(2;1/12)" office:value-type="float" office:value="233.082268032185" calcext:value-type="float">
            <text:p>233.08</text:p>
          </table:table-cell>
          <table:table-cell table:formula="of:=INT([.$B$3]/[.A28]+0.5)" office:value-type="float" office:value="21452" calcext:value-type="float">
            <text:p>21452</text:p>
          </table:table-cell>
          <table:table-cell table:style-name="ce5" table:formula="of:=[.$B$3]/[.B28]" office:value-type="float" office:value="233.078500839083" calcext:value-type="float">
            <text:p>233.08</text:p>
          </table:table-cell>
          <table:table-cell table:style-name="ce7" table:formula="of:=ABS([.C28]-[.A28])/[.A28]*100" office:value-type="percentage" office:value="0.0016162504053909" calcext:value-type="percentage">
            <text:p>0.16%</text:p>
          </table:table-cell>
          <table:table-cell table:number-columns-repeated="1020"/>
        </table:table-row>
        <table:table-row table:style-name="ro3">
          <table:table-cell table:style-name="ce3" table:formula="of:=[.A28]*POWER(2;1/12)" office:value-type="float" office:value="246.942060929661" calcext:value-type="float">
            <text:p>246.94</text:p>
          </table:table-cell>
          <table:table-cell table:formula="of:=INT([.$B$3]/[.A29]+0.5)" office:value-type="float" office:value="20248" calcext:value-type="float">
            <text:p>20248</text:p>
          </table:table-cell>
          <table:table-cell table:style-name="ce5" table:formula="of:=[.$B$3]/[.B29]" office:value-type="float" office:value="246.937969182141" calcext:value-type="float">
            <text:p>246.94</text:p>
          </table:table-cell>
          <table:table-cell table:style-name="ce7" table:formula="of:=ABS([.C29]-[.A29])/[.A29]*100" office:value-type="percentage" office:value="0.00165696661965059" calcext:value-type="percentage">
            <text:p>0.17%</text:p>
          </table:table-cell>
          <table:table-cell table:number-columns-repeated="1020"/>
        </table:table-row>
        <table:table-row table:style-name="ro1">
          <table:table-cell table:style-name="ce4" table:formula="of:=[.A29]*POWER(2;1/12)" office:value-type="float" office:value="261.626" calcext:value-type="float">
            <text:p>261.63</text:p>
          </table:table-cell>
          <table:table-cell table:style-name="ce1" table:formula="of:=INT([.$B$3]/[.A30]+0.5)" office:value-type="float" office:value="19111" calcext:value-type="float">
            <text:p>19111</text:p>
          </table:table-cell>
          <table:table-cell table:style-name="ce6" table:formula="of:=[.$B$3]/[.B30]" office:value-type="float" office:value="261.62942807807" calcext:value-type="float">
            <text:p>261.63</text:p>
          </table:table-cell>
          <table:table-cell table:style-name="ce8" table:formula="of:=ABS([.C30]-[.A30])/[.A30]*100" office:value-type="percentage" office:value="0.00131029716849403" calcext:value-type="percentage">
            <text:p>0.13%</text:p>
          </table:table-cell>
          <table:table-cell table:number-columns-repeated="1020"/>
        </table:table-row>
        <table:table-row table:style-name="ro3">
          <table:table-cell table:style-name="ce3" table:formula="of:=[.A30]*POWER(2;1/12)" office:value-type="float" office:value="277.183091524845" calcext:value-type="float">
            <text:p>277.18</text:p>
          </table:table-cell>
          <table:table-cell table:formula="of:=INT([.$B$3]/[.A31]+0.5)" office:value-type="float" office:value="18039" calcext:value-type="float">
            <text:p>18039</text:p>
          </table:table-cell>
          <table:table-cell table:style-name="ce5" table:formula="of:=[.$B$3]/[.B31]" office:value-type="float" office:value="277.17722711902" calcext:value-type="float">
            <text:p>277.18</text:p>
          </table:table-cell>
          <table:table-cell table:style-name="ce7" table:formula="of:=ABS([.C31]-[.A31])/[.A31]*100" office:value-type="percentage" office:value="0.00211571557018842" calcext:value-type="percentage">
            <text:p>0.21%</text:p>
          </table:table-cell>
          <table:table-cell table:number-columns-repeated="1020"/>
        </table:table-row>
        <table:table-row table:style-name="ro3">
          <table:table-cell table:style-name="ce3" table:formula="of:=[.A31]*POWER(2;1/12)" office:value-type="float" office:value="293.665255850988" calcext:value-type="float">
            <text:p>293.67</text:p>
          </table:table-cell>
          <table:table-cell table:formula="of:=INT([.$B$3]/[.A32]+0.5)" office:value-type="float" office:value="17026" calcext:value-type="float">
            <text:p>17026</text:p>
          </table:table-cell>
          <table:table-cell table:style-name="ce5" table:formula="of:=[.$B$3]/[.B32]" office:value-type="float" office:value="293.66850698931" calcext:value-type="float">
            <text:p>293.67</text:p>
          </table:table-cell>
          <table:table-cell table:style-name="ce7" table:formula="of:=ABS([.C32]-[.A32])/[.A32]*100" office:value-type="percentage" office:value="0.00110708987781455" calcext:value-type="percentage">
            <text:p>0.11%</text:p>
          </table:table-cell>
          <table:table-cell table:number-columns-repeated="1020"/>
        </table:table-row>
        <table:table-row table:style-name="ro3">
          <table:table-cell table:style-name="ce3" table:formula="of:=[.A32]*POWER(2;1/12)" office:value-type="float" office:value="311.127500669702" calcext:value-type="float">
            <text:p>311.13</text:p>
          </table:table-cell>
          <table:table-cell table:formula="of:=INT([.$B$3]/[.A33]+0.5)" office:value-type="float" office:value="16071" calcext:value-type="float">
            <text:p>16071</text:p>
          </table:table-cell>
          <table:table-cell table:style-name="ce5" table:formula="of:=[.$B$3]/[.B33]" office:value-type="float" office:value="311.119407628648" calcext:value-type="float">
            <text:p>311.12</text:p>
          </table:table-cell>
          <table:table-cell table:style-name="ce7" table:formula="of:=ABS([.C33]-[.A33])/[.A33]*100" office:value-type="percentage" office:value="0.00260119759163594" calcext:value-type="percentage">
            <text:p>0.26%</text:p>
          </table:table-cell>
          <table:table-cell table:number-columns-repeated="1020"/>
        </table:table-row>
        <table:table-row table:style-name="ro3">
          <table:table-cell table:style-name="ce3" table:formula="of:=[.A33]*POWER(2;1/12)" office:value-type="float" office:value="329.628104599796" calcext:value-type="float">
            <text:p>329.63</text:p>
          </table:table-cell>
          <table:table-cell table:formula="of:=INT([.$B$3]/[.A34]+0.5)" office:value-type="float" office:value="15169" calcext:value-type="float">
            <text:p>15169</text:p>
          </table:table-cell>
          <table:table-cell table:style-name="ce5" table:formula="of:=[.$B$3]/[.B34]" office:value-type="float" office:value="329.61961895972" calcext:value-type="float">
            <text:p>329.62</text:p>
          </table:table-cell>
          <table:table-cell table:style-name="ce7" table:formula="of:=ABS([.C34]-[.A34])/[.A34]*100" office:value-type="percentage" office:value="0.00257430721395822" calcext:value-type="percentage">
            <text:p>0.26%</text:p>
          </table:table-cell>
          <table:table-cell table:number-columns-repeated="1020"/>
        </table:table-row>
        <table:table-row table:style-name="ro3">
          <table:table-cell table:style-name="ce3" table:formula="of:=[.A34]*POWER(2;1/12)" office:value-type="float" office:value="349.22881168709" calcext:value-type="float">
            <text:p>349.23</text:p>
          </table:table-cell>
          <table:table-cell table:formula="of:=INT([.$B$3]/[.A35]+0.5)" office:value-type="float" office:value="14317" calcext:value-type="float">
            <text:p>14317</text:p>
          </table:table-cell>
          <table:table-cell table:style-name="ce5" table:formula="of:=[.$B$3]/[.B35]" office:value-type="float" office:value="349.235174966823" calcext:value-type="float">
            <text:p>349.24</text:p>
          </table:table-cell>
          <table:table-cell table:style-name="ce7" table:formula="of:=ABS([.C35]-[.A35])/[.A35]*100" office:value-type="percentage" office:value="0.00182209471840791" calcext:value-type="percentage">
            <text:p>0.18%</text:p>
          </table:table-cell>
          <table:table-cell table:number-columns-repeated="1020"/>
        </table:table-row>
        <table:table-row table:style-name="ro3">
          <table:table-cell table:style-name="ce3" table:formula="of:=[.A35]*POWER(2;1/12)" office:value-type="float" office:value="369.995037469424" calcext:value-type="float">
            <text:p>370.00</text:p>
          </table:table-cell>
          <table:table-cell table:formula="of:=INT([.$B$3]/[.A36]+0.5)" office:value-type="float" office:value="13514" calcext:value-type="float">
            <text:p>13514</text:p>
          </table:table-cell>
          <table:table-cell table:style-name="ce5" table:formula="of:=[.$B$3]/[.B36]" office:value-type="float" office:value="369.986680479503" calcext:value-type="float">
            <text:p>369.99</text:p>
          </table:table-cell>
          <table:table-cell table:style-name="ce7" table:formula="of:=ABS([.C36]-[.A36])/[.A36]*100" office:value-type="percentage" office:value="0.00225867621852001" calcext:value-type="percentage">
            <text:p>0.23%</text:p>
          </table:table-cell>
          <table:table-cell table:number-columns-repeated="1020"/>
        </table:table-row>
        <table:table-row table:style-name="ro3">
          <table:table-cell table:style-name="ce3" table:formula="of:=[.A36]*POWER(2;1/12)" office:value-type="float" office:value="391.996087294939" calcext:value-type="float">
            <text:p>392.00</text:p>
          </table:table-cell>
          <table:table-cell table:formula="of:=INT([.$B$3]/[.A37]+0.5)" office:value-type="float" office:value="12755" calcext:value-type="float">
            <text:p>12755</text:p>
          </table:table-cell>
          <table:table-cell table:style-name="ce5" table:formula="of:=[.$B$3]/[.B37]" office:value-type="float" office:value="392.003136025088" calcext:value-type="float">
            <text:p>392.00</text:p>
          </table:table-cell>
          <table:table-cell table:style-name="ce7" table:formula="of:=ABS([.C37]-[.A37])/[.A37]*100" office:value-type="percentage" office:value="0.00179816339437209" calcext:value-type="percentage">
            <text:p>0.18%</text:p>
          </table:table-cell>
          <table:table-cell table:number-columns-repeated="1020"/>
        </table:table-row>
        <table:table-row table:style-name="ro3">
          <table:table-cell table:style-name="ce3" table:formula="of:=[.A37]*POWER(2;1/12)" office:value-type="float" office:value="415.305387622233" calcext:value-type="float">
            <text:p>415.31</text:p>
          </table:table-cell>
          <table:table-cell table:formula="of:=INT([.$B$3]/[.A38]+0.5)" office:value-type="float" office:value="12039" calcext:value-type="float">
            <text:p>12039</text:p>
          </table:table-cell>
          <table:table-cell table:style-name="ce5" table:formula="of:=[.$B$3]/[.B38]" office:value-type="float" office:value="415.316886784617" calcext:value-type="float">
            <text:p>415.32</text:p>
          </table:table-cell>
          <table:table-cell table:style-name="ce7" table:formula="of:=ABS([.C38]-[.A38])/[.A38]*100" office:value-type="percentage" office:value="0.00276884498173205" calcext:value-type="percentage">
            <text:p>0.28%</text:p>
          </table:table-cell>
          <table:table-cell table:number-columns-repeated="1020"/>
        </table:table-row>
        <table:table-row table:style-name="ro1">
          <table:table-cell table:style-name="ce4" table:formula="of:=[.A38]*POWER(2;1/12)" office:value-type="float" office:value="440.000731074337" calcext:value-type="float">
            <text:p>440.00</text:p>
          </table:table-cell>
          <table:table-cell table:style-name="ce1" table:formula="of:=INT([.$B$3]/[.A39]+0.5)" office:value-type="float" office:value="11364" calcext:value-type="float">
            <text:p>11364</text:p>
          </table:table-cell>
          <table:table-cell table:style-name="ce6" table:formula="of:=[.$B$3]/[.B39]" office:value-type="float" office:value="439.985920450546" calcext:value-type="float">
            <text:p>439.99</text:p>
          </table:table-cell>
          <table:table-cell table:style-name="ce8" table:formula="of:=ABS([.C39]-[.A39])/[.A39]*100" office:value-type="percentage" office:value="0.00336604526892458" calcext:value-type="percentage">
            <text:p>0.34%</text:p>
          </table:table-cell>
          <table:table-cell table:style-name="ce1" table:number-columns-repeated="1020"/>
        </table:table-row>
        <table:table-row table:style-name="ro3">
          <table:table-cell table:style-name="ce3" table:formula="of:=[.A39]*POWER(2;1/12)" office:value-type="float" office:value="466.164536064369" calcext:value-type="float">
            <text:p>466.16</text:p>
          </table:table-cell>
          <table:table-cell table:formula="of:=INT([.$B$3]/[.A40]+0.5)" office:value-type="float" office:value="10726" calcext:value-type="float">
            <text:p>10726</text:p>
          </table:table-cell>
          <table:table-cell table:style-name="ce5" table:formula="of:=[.$B$3]/[.B40]" office:value-type="float" office:value="466.157001678165" calcext:value-type="float">
            <text:p>466.16</text:p>
          </table:table-cell>
          <table:table-cell table:style-name="ce7" table:formula="of:=ABS([.C40]-[.A40])/[.A40]*100" office:value-type="percentage" office:value="0.00161625040543968" calcext:value-type="percentage">
            <text:p>0.16%</text:p>
          </table:table-cell>
          <table:table-cell table:number-columns-repeated="1020"/>
        </table:table-row>
        <table:table-row table:style-name="ro3">
          <table:table-cell table:style-name="ce3" table:formula="of:=[.A40]*POWER(2;1/12)" office:value-type="float" office:value="493.884121859322" calcext:value-type="float">
            <text:p>493.88</text:p>
          </table:table-cell>
          <table:table-cell table:formula="of:=INT([.$B$3]/[.A41]+0.5)" office:value-type="float" office:value="10124" calcext:value-type="float">
            <text:p>10124</text:p>
          </table:table-cell>
          <table:table-cell table:style-name="ce5" table:formula="of:=[.$B$3]/[.B41]" office:value-type="float" office:value="493.875938364283" calcext:value-type="float">
            <text:p>493.88</text:p>
          </table:table-cell>
          <table:table-cell table:style-name="ce7" table:formula="of:=ABS([.C41]-[.A41])/[.A41]*100" office:value-type="percentage" office:value="0.00165696661969663" calcext:value-type="percentage">
            <text:p>0.17%</text:p>
          </table:table-cell>
          <table:table-cell table:number-columns-repeated="1020"/>
        </table:table-row>
        <table:table-row table:style-name="ro3">
          <table:table-cell table:style-name="ce3" table:formula="of:=[.A41]*POWER(2;1/12)" office:value-type="float" office:value="523.252000000001" calcext:value-type="float">
            <text:p>523.25</text:p>
          </table:table-cell>
          <table:table-cell table:formula="of:=INT([.$B$3]/[.A42]+0.5)" office:value-type="float" office:value="9556" calcext:value-type="float">
            <text:p>9556</text:p>
          </table:table-cell>
          <table:table-cell table:style-name="ce5" table:formula="of:=[.$B$3]/[.B42]" office:value-type="float" office:value="523.231477605693" calcext:value-type="float">
            <text:p>523.23</text:p>
          </table:table-cell>
          <table:table-cell table:style-name="ce7" table:formula="of:=ABS([.C42]-[.A42])/[.A42]*100" office:value-type="percentage" office:value="0.00392208616649946" calcext:value-type="percentage">
            <text:p>0.39%</text:p>
          </table:table-cell>
          <table:table-cell table:number-columns-repeated="1020"/>
        </table:table-row>
        <table:table-row table:style-name="ro3">
          <table:table-cell table:style-name="ce3" table:formula="of:=[.A42]*POWER(2;1/12)" office:value-type="float" office:value="554.366183049691" calcext:value-type="float">
            <text:p>554.37</text:p>
          </table:table-cell>
          <table:table-cell table:formula="of:=INT([.$B$3]/[.A43]+0.5)" office:value-type="float" office:value="9019" calcext:value-type="float">
            <text:p>9019</text:p>
          </table:table-cell>
          <table:table-cell table:style-name="ce5" table:formula="of:=[.$B$3]/[.B43]" office:value-type="float" office:value="554.385186827808" calcext:value-type="float">
            <text:p>554.39</text:p>
          </table:table-cell>
          <table:table-cell table:style-name="ce7" table:formula="of:=ABS([.C43]-[.A43])/[.A43]*100" office:value-type="percentage" office:value="0.00342801900590987" calcext:value-type="percentage">
            <text:p>0.34%</text:p>
          </table:table-cell>
          <table:table-cell table:number-columns-repeated="1020"/>
        </table:table-row>
        <table:table-row table:style-name="ro3">
          <table:table-cell table:style-name="ce3" table:formula="of:=[.A43]*POWER(2;1/12)" office:value-type="float" office:value="587.330511701977" calcext:value-type="float">
            <text:p>587.33</text:p>
          </table:table-cell>
          <table:table-cell table:formula="of:=INT([.$B$3]/[.A44]+0.5)" office:value-type="float" office:value="8513" calcext:value-type="float">
            <text:p>8513</text:p>
          </table:table-cell>
          <table:table-cell table:style-name="ce5" table:formula="of:=[.$B$3]/[.B44]" office:value-type="float" office:value="587.337013978621" calcext:value-type="float">
            <text:p>587.34</text:p>
          </table:table-cell>
          <table:table-cell table:style-name="ce7" table:formula="of:=ABS([.C44]-[.A44])/[.A44]*100" office:value-type="percentage" office:value="0.00110708987777584" calcext:value-type="percentage">
            <text:p>0.11%</text:p>
          </table:table-cell>
          <table:table-cell table:number-columns-repeated="1020"/>
        </table:table-row>
        <table:table-row table:style-name="ro3">
          <table:table-cell table:style-name="ce3" table:formula="of:=[.A44]*POWER(2;1/12)" office:value-type="float" office:value="622.255001339405" calcext:value-type="float">
            <text:p>622.26</text:p>
          </table:table-cell>
          <table:table-cell table:formula="of:=INT([.$B$3]/[.A45]+0.5)" office:value-type="float" office:value="8035" calcext:value-type="float">
            <text:p>8035</text:p>
          </table:table-cell>
          <table:table-cell table:style-name="ce5" table:formula="of:=[.$B$3]/[.B45]" office:value-type="float" office:value="622.277535780958" calcext:value-type="float">
            <text:p>622.28</text:p>
          </table:table-cell>
          <table:table-cell table:style-name="ce7" table:formula="of:=ABS([.C45]-[.A45])/[.A45]*100" office:value-type="percentage" office:value="0.00362141589944596" calcext:value-type="percentage">
            <text:p>0.36%</text:p>
          </table:table-cell>
          <table:table-cell table:number-columns-repeated="1020"/>
        </table:table-row>
        <table:table-row table:style-name="ro2">
          <table:table-cell table:style-name="ce3" table:formula="of:=[.A45]*POWER(2;1/12)" office:value-type="float" office:value="659.256209199593" calcext:value-type="float">
            <text:p>659.26</text:p>
          </table:table-cell>
          <table:table-cell table:formula="of:=INT([.$B$3]/[.A46]+0.5)" office:value-type="float" office:value="7584" calcext:value-type="float">
            <text:p>7584</text:p>
          </table:table-cell>
          <table:table-cell table:style-name="ce5" table:formula="of:=[.$B$3]/[.B46]" office:value-type="float" office:value="659.282700421941" calcext:value-type="float">
            <text:p>659.28</text:p>
          </table:table-cell>
          <table:table-cell table:style-name="ce7" table:formula="of:=ABS([.C46]-[.A46])/[.A46]*100" office:value-type="percentage" office:value="0.00401835007061201" calcext:value-type="percentage">
            <text:p>0.40%</text:p>
          </table:table-cell>
          <table:table-cell table:number-columns-repeated="1020"/>
        </table:table-row>
        <table:table-row table:style-name="ro2">
          <table:table-cell table:style-name="ce3" table:formula="of:=[.A46]*POWER(2;1/12)" office:value-type="float" office:value="698.45762337418" calcext:value-type="float">
            <text:p>698.46</text:p>
          </table:table-cell>
          <table:table-cell table:formula="of:=INT([.$B$3]/[.A47]+0.5)" office:value-type="float" office:value="7159" calcext:value-type="float">
            <text:p>7159</text:p>
          </table:table-cell>
          <table:table-cell table:style-name="ce5" table:formula="of:=[.$B$3]/[.B47]" office:value-type="float" office:value="698.421567257997" calcext:value-type="float">
            <text:p>698.42</text:p>
          </table:table-cell>
          <table:table-cell table:style-name="ce7" table:formula="of:=ABS([.C47]-[.A47])/[.A47]*100" office:value-type="percentage" office:value="0.00516224821323865" calcext:value-type="percentage">
            <text:p>0.52%</text:p>
          </table:table-cell>
          <table:table-cell table:number-columns-repeated="1020"/>
        </table:table-row>
        <table:table-row table:style-name="ro2">
          <table:table-cell table:style-name="ce3" table:formula="of:=[.A47]*POWER(2;1/12)" office:value-type="float" office:value="739.990074938848" calcext:value-type="float">
            <text:p>739.99</text:p>
          </table:table-cell>
          <table:table-cell table:formula="of:=INT([.$B$3]/[.A48]+0.5)" office:value-type="float" office:value="6757" calcext:value-type="float">
            <text:p>6757</text:p>
          </table:table-cell>
          <table:table-cell table:style-name="ce5" table:formula="of:=[.$B$3]/[.B48]" office:value-type="float" office:value="739.973360959006" calcext:value-type="float">
            <text:p>739.97</text:p>
          </table:table-cell>
          <table:table-cell table:style-name="ce7" table:formula="of:=ABS([.C48]-[.A48])/[.A48]*100" office:value-type="percentage" office:value="0.00225867621855073" calcext:value-type="percentage">
            <text:p>0.23%</text:p>
          </table:table-cell>
          <table:table-cell table:number-columns-repeated="1020"/>
        </table:table-row>
        <table:table-row table:style-name="ro2">
          <table:table-cell table:style-name="ce3" table:formula="of:=[.A48]*POWER(2;1/12)" office:value-type="float" office:value="783.992174589879" calcext:value-type="float">
            <text:p>783.99</text:p>
          </table:table-cell>
          <table:table-cell table:formula="of:=INT([.$B$3]/[.A49]+0.5)" office:value-type="float" office:value="6378" calcext:value-type="float">
            <text:p>6378</text:p>
          </table:table-cell>
          <table:table-cell table:style-name="ce5" table:formula="of:=[.$B$3]/[.B49]" office:value-type="float" office:value="783.944810285356" calcext:value-type="float">
            <text:p>783.94</text:p>
          </table:table-cell>
          <table:table-cell table:style-name="ce7" table:formula="of:=ABS([.C49]-[.A49])/[.A49]*100" office:value-type="percentage" office:value="0.00604142567460955" calcext:value-type="percentage">
            <text:p>0.60%</text:p>
          </table:table-cell>
          <table:table-cell table:number-columns-repeated="1020"/>
        </table:table-row>
        <table:table-row table:style-name="ro2">
          <table:table-cell table:style-name="ce3" table:formula="of:=[.A49]*POWER(2;1/12)" office:value-type="float" office:value="830.610775244466" calcext:value-type="float">
            <text:p>830.61</text:p>
          </table:table-cell>
          <table:table-cell table:formula="of:=INT([.$B$3]/[.A50]+0.5)" office:value-type="float" office:value="6020" calcext:value-type="float">
            <text:p>6020</text:p>
          </table:table-cell>
          <table:table-cell table:style-name="ce5" table:formula="of:=[.$B$3]/[.B50]" office:value-type="float" office:value="830.564784053156" calcext:value-type="float">
            <text:p>830.56</text:p>
          </table:table-cell>
          <table:table-cell table:style-name="ce7" table:formula="of:=ABS([.C50]-[.A50])/[.A50]*100" office:value-type="percentage" office:value="0.00553703282935428" calcext:value-type="percentage">
            <text:p>0.55%</text:p>
          </table:table-cell>
          <table:table-cell table:number-columns-repeated="1020"/>
        </table:table-row>
        <table:table-row table:style-name="ro2">
          <table:table-cell table:style-name="ce3" table:formula="of:=[.A50]*POWER(2;1/12)" office:value-type="float" office:value="880.001462148675" calcext:value-type="float">
            <text:p>880.00</text:p>
          </table:table-cell>
          <table:table-cell table:formula="of:=INT([.$B$3]/[.A51]+0.5)" office:value-type="float" office:value="5682" calcext:value-type="float">
            <text:p>5682</text:p>
          </table:table-cell>
          <table:table-cell table:style-name="ce5" table:formula="of:=[.$B$3]/[.B51]" office:value-type="float" office:value="879.971840901091" calcext:value-type="float">
            <text:p>879.97</text:p>
          </table:table-cell>
          <table:table-cell table:style-name="ce7" table:formula="of:=ABS([.C51]-[.A51])/[.A51]*100" office:value-type="percentage" office:value="0.00336604526897625" calcext:value-type="percentage">
            <text:p>0.34%</text:p>
          </table:table-cell>
          <table:table-cell table:number-columns-repeated="1020"/>
        </table:table-row>
        <table:table-row table:style-name="ro2">
          <table:table-cell table:style-name="ce3" table:formula="of:=[.A51]*POWER(2;1/12)" office:value-type="float" office:value="932.329072128739" calcext:value-type="float">
            <text:p>932.33</text:p>
          </table:table-cell>
          <table:table-cell table:formula="of:=INT([.$B$3]/[.A52]+0.5)" office:value-type="float" office:value="5363" calcext:value-type="float">
            <text:p>5363</text:p>
          </table:table-cell>
          <table:table-cell table:style-name="ce5" table:formula="of:=[.$B$3]/[.B52]" office:value-type="float" office:value="932.31400335633" calcext:value-type="float">
            <text:p>932.31</text:p>
          </table:table-cell>
          <table:table-cell table:style-name="ce7" table:formula="of:=ABS([.C52]-[.A52])/[.A52]*100" office:value-type="percentage" office:value="0.00161625040548845" calcext:value-type="percentage">
            <text:p>0.16%</text:p>
          </table:table-cell>
          <table:table-cell table:number-columns-repeated="1020"/>
        </table:table-row>
        <table:table-row table:style-name="ro2">
          <table:table-cell table:style-name="ce3" table:formula="of:=[.A52]*POWER(2;1/12)" office:value-type="float" office:value="987.768243718645" calcext:value-type="float">
            <text:p>987.77</text:p>
          </table:table-cell>
          <table:table-cell table:formula="of:=INT([.$B$3]/[.A53]+0.5)" office:value-type="float" office:value="5062" calcext:value-type="float">
            <text:p>5062</text:p>
          </table:table-cell>
          <table:table-cell table:style-name="ce5" table:formula="of:=[.$B$3]/[.B53]" office:value-type="float" office:value="987.751876728566" calcext:value-type="float">
            <text:p>987.75</text:p>
          </table:table-cell>
          <table:table-cell table:style-name="ce7" table:formula="of:=ABS([.C53]-[.A53])/[.A53]*100" office:value-type="percentage" office:value="0.00165696661974267" calcext:value-type="percentage">
            <text:p>0.17%</text:p>
          </table:table-cell>
          <table:table-cell table:number-columns-repeated="1020"/>
        </table:table-row>
        <table:table-row table:style-name="ro2">
          <table:table-cell table:style-name="ce3" table:formula="of:=[.A53]*POWER(2;1/12)" office:value-type="float" office:value="1046.504" calcext:value-type="float">
            <text:p>1,046.50</text:p>
          </table:table-cell>
          <table:table-cell table:formula="of:=INT([.$B$3]/[.A54]+0.5)" office:value-type="float" office:value="4778" calcext:value-type="float">
            <text:p>4778</text:p>
          </table:table-cell>
          <table:table-cell table:style-name="ce5" table:formula="of:=[.$B$3]/[.B54]" office:value-type="float" office:value="1046.46295521139" calcext:value-type="float">
            <text:p>1046.46</text:p>
          </table:table-cell>
          <table:table-cell table:style-name="ce7" table:formula="of:=ABS([.C54]-[.A54])/[.A54]*100" office:value-type="percentage" office:value="0.00392208616654291" calcext:value-type="percentage">
            <text:p>0.39%</text:p>
          </table:table-cell>
          <table:table-cell table:number-columns-repeated="1020"/>
        </table:table-row>
        <table:table-row table:style-name="ro2">
          <table:table-cell table:style-name="ce3" table:formula="of:=[.A54]*POWER(2;1/12)" office:value-type="float" office:value="1108.73236609938" calcext:value-type="float">
            <text:p>1,108.73</text:p>
          </table:table-cell>
          <table:table-cell table:formula="of:=INT([.$B$3]/[.A55]+0.5)" office:value-type="float" office:value="4510" calcext:value-type="float">
            <text:p>4510</text:p>
          </table:table-cell>
          <table:table-cell table:style-name="ce5" table:formula="of:=[.$B$3]/[.B55]" office:value-type="float" office:value="1108.64745011086" calcext:value-type="float">
            <text:p>1108.65</text:p>
          </table:table-cell>
          <table:table-cell table:style-name="ce7" table:formula="of:=ABS([.C55]-[.A55])/[.A55]*100" office:value-type="percentage" office:value="0.00765883554168354" calcext:value-type="percentage">
            <text:p>0.77%</text:p>
          </table:table-cell>
          <table:table-cell table:number-columns-repeated="1020"/>
        </table:table-row>
        <table:table-row table:style-name="ro2">
          <table:table-cell table:style-name="ce3" table:formula="of:=[.A55]*POWER(2;1/12)" office:value-type="float" office:value="1174.66102340395" calcext:value-type="float">
            <text:p>1,174.66</text:p>
          </table:table-cell>
          <table:table-cell table:formula="of:=INT([.$B$3]/[.A56]+0.5)" office:value-type="float" office:value="4257" calcext:value-type="float">
            <text:p>4257</text:p>
          </table:table-cell>
          <table:table-cell table:style-name="ce5" table:formula="of:=[.$B$3]/[.B56]" office:value-type="float" office:value="1174.53605825699" calcext:value-type="float">
            <text:p>1174.54</text:p>
          </table:table-cell>
          <table:table-cell table:style-name="ce7" table:formula="of:=ABS([.C56]-[.A56])/[.A56]*100" office:value-type="percentage" office:value="0.0106384007365227" calcext:value-type="percentage">
            <text:p>1.06%</text:p>
          </table:table-cell>
          <table:table-cell table:number-columns-repeated="1020"/>
        </table:table-row>
        <table:table-row table:style-name="ro2">
          <table:table-cell table:style-name="ce3" table:formula="of:=[.A56]*POWER(2;1/12)" office:value-type="float" office:value="1244.51000267881" calcext:value-type="float">
            <text:p>1,244.51</text:p>
          </table:table-cell>
          <table:table-cell table:formula="of:=INT([.$B$3]/[.A57]+0.5)" office:value-type="float" office:value="4018" calcext:value-type="float">
            <text:p>4018</text:p>
          </table:table-cell>
          <table:table-cell table:style-name="ce5" table:formula="of:=[.$B$3]/[.B57]" office:value-type="float" office:value="1244.40019910403" calcext:value-type="float">
            <text:p>1244.40</text:p>
          </table:table-cell>
          <table:table-cell table:style-name="ce7" table:formula="of:=ABS([.C57]-[.A57])/[.A57]*100" office:value-type="percentage" office:value="0.00882303674069458" calcext:value-type="percentage">
            <text:p>0.88%</text:p>
          </table:table-cell>
          <table:table-cell table:number-columns-repeated="1020"/>
        </table:table-row>
        <table:table-row table:style-name="ro2">
          <table:table-cell table:style-name="ce3" table:formula="of:=[.A57]*POWER(2;1/12)" office:value-type="float" office:value="1318.51241839919" calcext:value-type="float">
            <text:p>1,318.51</text:p>
          </table:table-cell>
          <table:table-cell table:formula="of:=INT([.$B$3]/[.A58]+0.5)" office:value-type="float" office:value="3792" calcext:value-type="float">
            <text:p>3792</text:p>
          </table:table-cell>
          <table:table-cell table:style-name="ce5" table:formula="of:=[.$B$3]/[.B58]" office:value-type="float" office:value="1318.56540084388" calcext:value-type="float">
            <text:p>1318.57</text:p>
          </table:table-cell>
          <table:table-cell table:style-name="ce7" table:formula="of:=ABS([.C58]-[.A58])/[.A58]*100" office:value-type="percentage" office:value="0.00401835007056028" calcext:value-type="percentage">
            <text:p>0.40%</text:p>
          </table:table-cell>
          <table:table-cell table:number-columns-repeated="1020"/>
        </table:table-row>
        <table:table-row table:style-name="ro2">
          <table:table-cell table:style-name="ce3" table:formula="of:=[.A58]*POWER(2;1/12)" office:value-type="float" office:value="1396.91524674836" calcext:value-type="float">
            <text:p>1,396.92</text:p>
          </table:table-cell>
          <table:table-cell table:formula="of:=INT([.$B$3]/[.A59]+0.5)" office:value-type="float" office:value="3579" calcext:value-type="float">
            <text:p>3579</text:p>
          </table:table-cell>
          <table:table-cell table:style-name="ce5" table:formula="of:=[.$B$3]/[.B59]" office:value-type="float" office:value="1397.03827884884" calcext:value-type="float">
            <text:p>1397.04</text:p>
          </table:table-cell>
          <table:table-cell table:style-name="ce7" table:formula="of:=ABS([.C59]-[.A59])/[.A59]*100" office:value-type="percentage" office:value="0.0088074133893695" calcext:value-type="percentage">
            <text:p>0.88%</text:p>
          </table:table-cell>
          <table:table-cell table:number-columns-repeated="1020"/>
        </table:table-row>
        <table:table-row table:style-name="ro2">
          <table:table-cell table:style-name="ce3" table:formula="of:=[.A59]*POWER(2;1/12)" office:value-type="float" office:value="1479.9801498777" calcext:value-type="float">
            <text:p>1,479.98</text:p>
          </table:table-cell>
          <table:table-cell table:formula="of:=INT([.$B$3]/[.A60]+0.5)" office:value-type="float" office:value="3378" calcext:value-type="float">
            <text:p>3378</text:p>
          </table:table-cell>
          <table:table-cell table:style-name="ce5" table:formula="of:=[.$B$3]/[.B60]" office:value-type="float" office:value="1480.1657785672" calcext:value-type="float">
            <text:p>1480.17</text:p>
          </table:table-cell>
          <table:table-cell table:style-name="ce7" table:formula="of:=ABS([.C60]-[.A60])/[.A60]*100" office:value-type="percentage" office:value="0.0125426472455517" calcext:value-type="percentage">
            <text:p>1.25%</text:p>
          </table:table-cell>
          <table:table-cell table:number-columns-repeated="1020"/>
        </table:table-row>
        <table:table-row table:style-name="ro2">
          <table:table-cell table:style-name="ce3" table:formula="of:=[.A60]*POWER(2;1/12)" office:value-type="float" office:value="1567.98434917976" calcext:value-type="float">
            <text:p>1,567.98</text:p>
          </table:table-cell>
          <table:table-cell table:formula="of:=INT([.$B$3]/[.A61]+0.5)" office:value-type="float" office:value="3189" calcext:value-type="float">
            <text:p>3189</text:p>
          </table:table-cell>
          <table:table-cell table:style-name="ce5" table:formula="of:=[.$B$3]/[.B61]" office:value-type="float" office:value="1567.88962057071" calcext:value-type="float">
            <text:p>1567.89</text:p>
          </table:table-cell>
          <table:table-cell table:style-name="ce7" table:formula="of:=ABS([.C61]-[.A61])/[.A61]*100" office:value-type="percentage" office:value="0.00604142567466755" calcext:value-type="percentage">
            <text:p>0.60%</text:p>
          </table:table-cell>
          <table:table-cell table:number-columns-repeated="1020"/>
        </table:table-row>
        <table:table-row table:style-name="ro2">
          <table:table-cell table:style-name="ce3" table:formula="of:=[.A61]*POWER(2;1/12)" office:value-type="float" office:value="1661.22155048893" calcext:value-type="float">
            <text:p>1,661.22</text:p>
          </table:table-cell>
          <table:table-cell table:formula="of:=INT([.$B$3]/[.A62]+0.5)" office:value-type="float" office:value="3010" calcext:value-type="float">
            <text:p>3010</text:p>
          </table:table-cell>
          <table:table-cell table:style-name="ce5" table:formula="of:=[.$B$3]/[.B62]" office:value-type="float" office:value="1661.12956810631" calcext:value-type="float">
            <text:p>1661.13</text:p>
          </table:table-cell>
          <table:table-cell table:style-name="ce7" table:formula="of:=ABS([.C62]-[.A62])/[.A62]*100" office:value-type="percentage" office:value="0.00553703282940903" calcext:value-type="percentage">
            <text:p>0.55%</text:p>
          </table:table-cell>
          <table:table-cell table:number-columns-repeated="1020"/>
        </table:table-row>
        <table:table-row table:style-name="ro2">
          <table:table-cell table:style-name="ce3" table:formula="of:=[.A62]*POWER(2;1/12)" office:value-type="float" office:value="1760.00292429735" calcext:value-type="float">
            <text:p>1,760.00</text:p>
          </table:table-cell>
          <table:table-cell table:formula="of:=INT([.$B$3]/[.A63]+0.5)" office:value-type="float" office:value="2841" calcext:value-type="float">
            <text:p>2841</text:p>
          </table:table-cell>
          <table:table-cell table:style-name="ce5" table:formula="of:=[.$B$3]/[.B63]" office:value-type="float" office:value="1759.94368180218" calcext:value-type="float">
            <text:p>1759.94</text:p>
          </table:table-cell>
          <table:table-cell table:style-name="ce7" table:formula="of:=ABS([.C63]-[.A63])/[.A63]*100" office:value-type="percentage" office:value="0.00336604526902793" calcext:value-type="percentage">
            <text:p>0.34%</text:p>
          </table:table-cell>
          <table:table-cell table:number-columns-repeated="1020"/>
        </table:table-row>
        <table:table-row table:style-name="ro2">
          <table:table-cell table:style-name="ce3" table:formula="of:=[.A63]*POWER(2;1/12)" office:value-type="float" office:value="1864.65814425748" calcext:value-type="float">
            <text:p>1,864.66</text:p>
          </table:table-cell>
          <table:table-cell table:formula="of:=INT([.$B$3]/[.A64]+0.5)" office:value-type="float" office:value="2681" calcext:value-type="float">
            <text:p>2681</text:p>
          </table:table-cell>
          <table:table-cell table:style-name="ce5" table:formula="of:=[.$B$3]/[.B64]" office:value-type="float" office:value="1864.97575531518" calcext:value-type="float">
            <text:p>1864.98</text:p>
          </table:table-cell>
          <table:table-cell table:style-name="ce7" table:formula="of:=ABS([.C64]-[.A64])/[.A64]*100" office:value-type="percentage" office:value="0.0170332057208359" calcext:value-type="percentage">
            <text:p>1.70%</text:p>
          </table:table-cell>
          <table:table-cell table:number-columns-repeated="1020"/>
        </table:table-row>
        <table:table-row table:style-name="ro2">
          <table:table-cell table:style-name="ce3" table:formula="of:=[.A64]*POWER(2;1/12)" office:value-type="float" office:value="1975.53648743729" calcext:value-type="float">
            <text:p>1,975.54</text:p>
          </table:table-cell>
          <table:table-cell table:formula="of:=INT([.$B$3]/[.A65]+0.5)" office:value-type="float" office:value="2531" calcext:value-type="float">
            <text:p>2531</text:p>
          </table:table-cell>
          <table:table-cell table:style-name="ce5" table:formula="of:=[.$B$3]/[.B65]" office:value-type="float" office:value="1975.50375345713" calcext:value-type="float">
            <text:p>1975.50</text:p>
          </table:table-cell>
          <table:table-cell table:style-name="ce7" table:formula="of:=ABS([.C65]-[.A65])/[.A65]*100" office:value-type="percentage" office:value="0.00165696661980022" calcext:value-type="percentage">
            <text:p>0.17%</text:p>
          </table:table-cell>
          <table:table-cell table:number-columns-repeated="1020"/>
        </table:table-row>
        <table:table-row table:style-name="ro2">
          <table:table-cell table:style-name="ce3" table:formula="of:=[.A65]*POWER(2;1/12)" office:value-type="float" office:value="2093.008" calcext:value-type="float">
            <text:p>2,093.01</text:p>
          </table:table-cell>
          <table:table-cell table:formula="of:=INT([.$B$3]/[.A66]+0.5)" office:value-type="float" office:value="2389" calcext:value-type="float">
            <text:p>2389</text:p>
          </table:table-cell>
          <table:table-cell table:style-name="ce5" table:formula="of:=[.$B$3]/[.B66]" office:value-type="float" office:value="2092.92591042277" calcext:value-type="float">
            <text:p>2092.93</text:p>
          </table:table-cell>
          <table:table-cell table:style-name="ce7" table:formula="of:=ABS([.C66]-[.A66])/[.A66]*100" office:value-type="percentage" office:value="0.00392208616660809" calcext:value-type="percentage">
            <text:p>0.39%</text:p>
          </table:table-cell>
          <table:table-cell table:number-columns-repeated="1020"/>
        </table:table-row>
        <table:table-row table:style-name="ro2">
          <table:table-cell table:style-name="ce3" table:formula="of:=[.A66]*POWER(2;1/12)" office:value-type="float" office:value="2217.46473219876" calcext:value-type="float">
            <text:p>2,217.46</text:p>
          </table:table-cell>
          <table:table-cell table:formula="of:=INT([.$B$3]/[.A67]+0.5)" office:value-type="float" office:value="2255" calcext:value-type="float">
            <text:p>2255</text:p>
          </table:table-cell>
          <table:table-cell table:style-name="ce5" table:formula="of:=[.$B$3]/[.B67]" office:value-type="float" office:value="2217.29490022173" calcext:value-type="float">
            <text:p>2217.29</text:p>
          </table:table-cell>
          <table:table-cell table:style-name="ce7" table:formula="of:=ABS([.C67]-[.A67])/[.A67]*100" office:value-type="percentage" office:value="0.00765883554174506" calcext:value-type="percentage">
            <text:p>0.77%</text:p>
          </table:table-cell>
          <table:table-cell table:number-columns-repeated="1020"/>
        </table:table-row>
        <table:table-row table:style-name="ro2">
          <table:table-cell table:style-name="ce3" table:formula="of:=[.A67]*POWER(2;1/12)" office:value-type="float" office:value="2349.32204680791" calcext:value-type="float">
            <text:p>2,349.32</text:p>
          </table:table-cell>
          <table:table-cell table:formula="of:=INT([.$B$3]/[.A68]+0.5)" office:value-type="float" office:value="2128" calcext:value-type="float">
            <text:p>2128</text:p>
          </table:table-cell>
          <table:table-cell table:style-name="ce5" table:formula="of:=[.$B$3]/[.B68]" office:value-type="float" office:value="2349.62406015038" calcext:value-type="float">
            <text:p>2349.62</text:p>
          </table:table-cell>
          <table:table-cell table:style-name="ce7" table:formula="of:=ABS([.C68]-[.A68])/[.A68]*100" office:value-type="percentage" office:value="0.0128553402406656" calcext:value-type="percentage">
            <text:p>1.29%</text:p>
          </table:table-cell>
          <table:table-cell table:number-columns-repeated="1020"/>
        </table:table-row>
        <table:table-row table:style-name="ro2">
          <table:table-cell table:style-name="ce3" table:formula="of:=[.A68]*POWER(2;1/12)" office:value-type="float" office:value="2489.02000535762" calcext:value-type="float">
            <text:p>2,489.02</text:p>
          </table:table-cell>
          <table:table-cell table:formula="of:=INT([.$B$3]/[.A69]+0.5)" office:value-type="float" office:value="2009" calcext:value-type="float">
            <text:p>2009</text:p>
          </table:table-cell>
          <table:table-cell table:style-name="ce5" table:formula="of:=[.$B$3]/[.B69]" office:value-type="float" office:value="2488.80039820806" calcext:value-type="float">
            <text:p>2488.80</text:p>
          </table:table-cell>
          <table:table-cell table:style-name="ce7" table:formula="of:=ABS([.C69]-[.A69])/[.A69]*100" office:value-type="percentage" office:value="0.00882303674076765" calcext:value-type="percentage">
            <text:p>0.88%</text:p>
          </table:table-cell>
          <table:table-cell table:number-columns-repeated="1020"/>
        </table:table-row>
        <table:table-row table:style-name="ro2" table:number-rows-repeated="11">
          <table:table-cell table:style-name="ce3"/>
          <table:table-cell/>
          <table:table-cell table:style-name="ce5"/>
          <table:table-cell table:style-name="ce7"/>
          <table:table-cell table:number-columns-repeated="1020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creator>Paul Robson</dc:creator>
    <meta:editing-cycles>5</meta:editing-cycles>
    <meta:creation-date>2020-03-02T08:12:55</meta:creation-date>
    <dc:date>2020-03-06T21:51:43</dc:date>
    <meta:editing-duration>PT25M</meta:editing-duration>
    <meta:generator>LibreOffice/6.4.1.2$Linux_X86_64 LibreOffice_project/40$Build-2</meta:generator>
    <meta:document-statistic meta:table-count="1" meta:cell-count="26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GB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8b8b8b"/>
    </style:style>
    <style:style style:name="ch7" style:family="chart" style:data-style-name="N1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3.714cm" svg:height="15.751cm" xlink:href=".." xlink:type="simple" chart:class="chart:bar" chart:style-name="ch1">
        <chart:title svg:x="3.752cm" svg:y="0.451cm" chart:style-name="ch2">
          <text:p>Error % in standard notes over audible range</text:p>
        </chart:title>
        <chart:plot-area chart:style-name="ch3" table:cell-range-address="Sheet1.D6:Sheet1.D69" svg:x="0.474cm" svg:y="1.889cm" svg:width="22.766cm" svg:height="13.547cm">
          <chartooo:coordinate-region svg:x="1.633cm" svg:y="1.889cm" svg:width="21.607cm" svg:height="12.6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69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215000006039638">
                <text:p>0.00000215000006039638</text:p>
                <draw:g>
                  <svg:desc>Sheet1.D6:Sheet1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5607488599208">
                <text:p>0.00065607488599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61247352698455">
                <text:p>0.000361247352698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10012352218004">
                <text:p>0.000510012352218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21912771394004">
                <text:p>0.000721912771394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759175179909976">
                <text:p>0.0000759175179909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08750377645472">
                <text:p>0.000408750377645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61849113408058">
                <text:p>0.000161849113408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92246172821032">
                <text:p>0.000692246172821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03385942402429">
                <text:p>0.00103385942402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14551257691938">
                <text:p>0.000714551257691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812433134261755">
                <text:p>0.000812433134261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0596294440962">
                <text:p>0.00130596294440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56074885951064">
                <text:p>0.000656074885951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0708987785326">
                <text:p>0.00110708987785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10012352181464">
                <text:p>0.000510012352181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721912771359514">
                <text:p>0.0007219127713595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67019870200563">
                <text:p>0.00167019870200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44124391042925">
                <text:p>0.00144124391042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79816339441559">
                <text:p>0.00179816339441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38426639514839">
                <text:p>0.00138426639514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3385942398554">
                <text:p>0.00103385942398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6162504053909">
                <text:p>0.0016162504053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65696661965059">
                <text:p>0.00165696661965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1029716849403">
                <text:p>0.00131029716849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11571557018842">
                <text:p>0.00211571557018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10708987781455">
                <text:p>0.00110708987781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60119759163594">
                <text:p>0.00260119759163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57430721395822">
                <text:p>0.00257430721395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82209471840791">
                <text:p>0.00182209471840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25867621852001">
                <text:p>0.00225867621852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79816339437209">
                <text:p>0.00179816339437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6884498173205">
                <text:p>0.00276884498173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36604526892458">
                <text:p>0.003366045268924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61625040543968">
                <text:p>0.00161625040543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65696661969663">
                <text:p>0.00165696661969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92208616649946">
                <text:p>0.00392208616649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42801900590987">
                <text:p>0.003428019005909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10708987777584">
                <text:p>0.00110708987777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62141589944596">
                <text:p>0.003621415899445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01835007061201">
                <text:p>0.00401835007061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16224821323865">
                <text:p>0.00516224821323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25867621855073">
                <text:p>0.00225867621855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04142567460955">
                <text:p>0.00604142567460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53703282935428">
                <text:p>0.005537032829354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36604526897625">
                <text:p>0.00336604526897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1625040548845">
                <text:p>0.00161625040548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5696661974267">
                <text:p>0.001656966619742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92208616654291">
                <text:p>0.00392208616654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65883554168354">
                <text:p>0.007658835541683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6384007365227">
                <text:p>0.0106384007365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882303674069458">
                <text:p>0.008823036740694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01835007056028">
                <text:p>0.00401835007056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8074133893695">
                <text:p>0.00880741338936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25426472455517">
                <text:p>0.01254264724555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604142567466755">
                <text:p>0.00604142567466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53703282940903">
                <text:p>0.00553703282940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36604526902793">
                <text:p>0.00336604526902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70332057208359">
                <text:p>0.0170332057208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65696661980022">
                <text:p>0.001656966619800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92208616660809">
                <text:p>0.003922086166608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765883554174506">
                <text:p>0.007658835541745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8553402406656">
                <text:p>0.0128553402406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882303674076765">
                <text:p>0.00882303674076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